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Mangal2" svg:font-family="Mangal"/>
    <style:font-face style:name="Arial Cyr" svg:font-family="'Arial Cyr'" style:font-family-generic="swiss"/>
    <style:font-face style:name="MS Sans Serif" svg:font-family="'MS Sans Serif'"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users" style:family="table">
      <style:table-properties style:width="17cm" table:align="margins" style:writing-mode="lr-tb"/>
    </style:style>
    <style:style style:name="users.A" style:family="table-column">
      <style:table-column-properties style:column-width="1.625cm" style:rel-column-width="6262*"/>
    </style:style>
    <style:style style:name="users.B" style:family="table-column">
      <style:table-column-properties style:column-width="6.876cm" style:rel-column-width="26505*"/>
    </style:style>
    <style:style style:name="users.C" style:family="table-column">
      <style:table-column-properties style:column-width="5.673cm" style:rel-column-width="21867*"/>
    </style:style>
    <style:style style:name="users.D" style:family="table-column">
      <style:table-column-properties style:column-width="2.828cm" style:rel-column-width="10901*"/>
    </style:style>
    <style:style style:name="users.A1" style:family="table-cell">
      <style:table-cell-properties fo:padding="0.097cm" fo:border-left="0.002cm solid #000000" fo:border-right="none" fo:border-top="0.002cm solid #000000" fo:border-bottom="0.002cm solid #000000"/>
    </style:style>
    <style:style style:name="users.D1" style:family="table-cell">
      <style:table-cell-properties fo:padding="0.097cm" fo:border="0.002cm solid #000000"/>
    </style:style>
    <style:style style:name="users.A2" style:family="table-cell">
      <style:table-cell-properties fo:padding="0.097cm" fo:border-left="0.002cm solid #000000" fo:border-right="none" fo:border-top="none" fo:border-bottom="0.002cm solid #000000"/>
    </style:style>
    <style:style style:name="users.D2" style:family="table-cell">
      <style:table-cell-properties fo:padding="0.097cm" fo:border-left="0.002cm solid #000000" fo:border-right="0.002cm solid #000000" fo:border-top="none" fo:border-bottom="0.002cm solid #000000"/>
    </style:style>
    <style:style style:name="nanim" style:family="table">
      <style:table-properties style:width="17cm" table:align="margins"/>
    </style:style>
    <style:style style:name="nanim.A" style:family="table-column">
      <style:table-column-properties style:column-width="4.249cm" style:rel-column-width="16383*"/>
    </style:style>
    <style:style style:name="nanim.D" style:family="table-column">
      <style:table-column-properties style:column-width="4.251cm" style:rel-column-width="16386*"/>
    </style:style>
    <style:style style:name="nanim.A1" style:family="table-cell">
      <style:table-cell-properties fo:padding="0.097cm" fo:border-left="0.002cm solid #000000" fo:border-right="none" fo:border-top="0.002cm solid #000000" fo:border-bottom="0.002cm solid #000000"/>
    </style:style>
    <style:style style:name="nanim.D1" style:family="table-cell">
      <style:table-cell-properties fo:padding="0.097cm" fo:border="0.002cm solid #000000"/>
    </style:style>
    <style:style style:name="nanim.A2" style:family="table-cell">
      <style:table-cell-properties fo:padding="0.097cm" fo:border-left="0.002cm solid #000000" fo:border-right="none" fo:border-top="none" fo:border-bottom="0.002cm solid #000000"/>
    </style:style>
    <style:style style:name="nanim.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fo:font-size="11pt" style:font-size-asian="11pt" style:font-size-complex="11pt"/>
    </style:style>
    <style:style style:name="P2" style:family="paragraph" style:parent-style-name="Standard">
      <style:paragraph-properties fo:text-align="justify" style:justify-single-word="false"/>
      <style:text-properties style:font-name="Times New Roman" fo:font-size="11pt" style:font-size-asian="11pt" style:font-size-complex="11pt"/>
    </style:style>
    <style:style style:name="P3" style:family="paragraph" style:parent-style-name="Standard">
      <style:paragraph-properties fo:text-align="start" style:justify-single-word="false"/>
      <style:text-properties style:font-name="Times New Roman" fo:font-size="11pt" style:font-size-asian="11pt" style:font-size-complex="11pt"/>
    </style:style>
    <style:style style:name="P4" style:family="paragraph" style:parent-style-name="Standard">
      <style:text-properties style:font-name="Times New Roman" fo:font-size="11pt" fo:language="en" fo:country="US" style:font-size-asian="11pt" style:font-size-complex="11pt"/>
    </style:style>
    <style:style style:name="P5" style:family="paragraph" style:parent-style-name="Standard">
      <style:paragraph-properties fo:text-align="justify" style:justify-single-word="false"/>
      <style:text-properties style:font-name="Times New Roman" fo:font-size="11pt" fo:language="en" fo:country="US" style:font-size-asian="11pt" style:font-size-complex="11pt"/>
    </style:style>
    <style:style style:name="P6" style:family="paragraph" style:parent-style-name="Standard">
      <style:text-properties style:font-name="Times New Roman" fo:font-size="11pt" fo:language="ru" fo:country="RU" style:font-size-asian="11pt" style:font-size-complex="11pt"/>
    </style:style>
    <style:style style:name="P7" style:family="paragraph" style:parent-style-name="Standard">
      <style:paragraph-properties fo:line-height="100%" fo:text-align="justify" style:justify-single-word="false"/>
      <style:text-properties style:font-name="Times New Roman" fo:font-size="10pt" fo:language="ru" fo:country="RU" style:text-underline-style="solid" style:text-underline-width="auto" style:text-underline-color="font-color" style:font-size-asian="10pt" style:font-size-complex="10pt"/>
    </style:style>
    <style:style style:name="P8" style:family="paragraph" style:parent-style-name="Standard">
      <style:paragraph-properties fo:line-height="100%" fo:text-align="justify" style:justify-single-word="false"/>
      <style:text-properties style:font-name="Times New Roman" fo:font-size="10pt" fo:language="ru" fo:country="RU" style:font-size-asian="10pt" style:font-size-complex="10pt"/>
    </style:style>
    <style:style style:name="P9" style:family="paragraph" style:parent-style-name="Standard">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10" style:family="paragraph" style:parent-style-name="Standard">
      <style:paragraph-properties fo:text-align="center" style:justify-single-word="false"/>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11"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2" style:family="paragraph" style:parent-style-name="Standard">
      <style:paragraph-properties fo:text-align="justify" style:justify-single-word="false"/>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3"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14" style:family="paragraph" style:parent-style-name="Standard">
      <style:paragraph-properties fo:text-align="justify" style:justify-single-word="false"/>
      <style:text-properties fo:color="#000000"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5" style:family="paragraph" style:parent-style-name="Standard">
      <style:paragraph-properties fo:text-align="justify" style:justify-single-word="false"/>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6"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7"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18"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19" style:family="paragraph" style:parent-style-name="Standard">
      <style:paragraph-properties fo:text-align="justify" style:justify-single-word="false"/>
      <style:text-properties style:use-window-font-color="true" style:text-outline="false" style:text-line-through-style="none" style:font-name="Times New Roman" fo:font-size="11pt" fo:language="ru" fo:country="RU"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0" style:family="paragraph" style:parent-style-name="Standard">
      <style:paragraph-properties fo:text-align="justify" style:justify-single-word="false"/>
      <style:text-properties style:use-window-font-color="true" style:text-outline="false" style:text-line-through-style="none" style:font-name="Times New Roman" fo:font-size="11pt" fo:language="ru" fo:country="RU"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1" style:family="paragraph" style:parent-style-name="Standard">
      <style:paragraph-properties fo:text-align="center" style:justify-single-word="false"/>
      <style:text-properties style:use-window-font-color="true" style:text-outline="false" style:text-line-through-style="none" style:text-position="0% 100%" style:font-name="Times New Roman" fo:font-size="11pt" fo:language="en" fo:country="US" fo:font-style="normal" fo:text-shadow="none" style:text-underline-style="none" fo:font-weight="normal" style:font-name-asian="Arial2" style:font-size-asian="11pt" style:language-asian="ru" style:country-asian="RU" style:font-style-asian="normal" style:font-weight-asian="normal" style:font-name-complex="Arial2" style:font-size-complex="11pt" style:font-style-complex="normal" style:font-weight-complex="normal" style:text-emphasize="none" style:text-overline-style="none" style:text-overline-color="font-color"/>
    </style:style>
    <style:style style:name="P22" style:family="paragraph" style:parent-style-name="Standard">
      <style:paragraph-properties fo:text-align="justify" style:justify-single-word="false"/>
      <style:text-properties style:text-line-through-style="none" style:font-name="Times New Roman" fo:font-size="11pt" fo:font-style="normal" style:text-underline-style="none" fo:font-weight="normal" style:font-name-asian="Mangal1" style:font-size-asian="11pt" style:font-style-asian="normal" style:font-weight-asian="normal" style:font-name-complex="Mangal1" style:font-size-complex="11pt" style:font-style-complex="normal" style:font-weight-complex="normal"/>
    </style:style>
    <style:style style:name="P23" style:family="paragraph" style:parent-style-name="Standard">
      <style:paragraph-properties fo:text-align="justify" style:justify-single-word="false"/>
      <style:text-properties style:text-line-through-style="none" style:text-position="0% 100%" style:font-name="Times New Roman" fo:font-size="11pt" fo:language="ru" fo:country="RU"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P24"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25"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6"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7"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8" style:family="paragraph" style:parent-style-name="Standard">
      <style:paragraph-properties fo:text-align="start"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9" style:family="paragraph" style:parent-style-name="Standard">
      <style:paragraph-properties fo:text-align="justify" style:justify-single-word="false" style:text-autospace="none" style:writing-mode="lr-tb"/>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0"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1"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32" style:family="paragraph" style:parent-style-name="Standard">
      <style:paragraph-properties fo:margin-left="0cm" fo:margin-right="0cm" fo:margin-top="0cm" fo:margin-bottom="0cm" fo:line-height="100%" fo:text-align="center" style:justify-single-word="false" fo:text-indent="0cm" style:auto-text-indent="false" style:text-autospace="none" style:writing-mode="lr-tb">
        <style:tab-stops>
          <style:tab-stop style:position="13.515cm"/>
        </style:tab-stops>
      </style:paragraph-properties>
      <style:text-properties style:text-outline="false" style:text-line-through-style="none" style:font-name="Times New Roman" fo:font-size="11pt" fo:language="ru" fo:country="RU" fo:font-style="normal" fo:text-shadow="none" style:text-underline-style="none" fo:font-weight="bold" fo:background-color="transparent" style:font-name-asian="Mangal1" style:font-size-asian="11pt" style:font-style-asian="normal" style:font-weight-asian="bold" style:font-name-complex="Mangal1" style:font-size-complex="11pt" style:font-style-complex="normal" style:font-weight-complex="bold" style:text-emphasize="none" style:text-overline-style="none" style:text-overline-color="font-color"/>
    </style:style>
    <style:style style:name="P33" style:family="paragraph" style:parent-style-name="Standard">
      <style:paragraph-properties fo:margin-left="0cm" fo:margin-right="0cm" fo:line-height="100%" fo:text-align="justify" style:justify-single-word="false" fo:text-indent="0cm" style:auto-text-indent="false"/>
      <style:text-properties style:text-outline="false" style:text-line-through-style="none" style:font-name="Times New Roman" fo:font-size="10pt" fo:language="ru" fo:country="RU" fo:font-style="normal" fo:text-shadow="none" style:text-underline-style="none" fo:font-weight="normal" style:font-name-asian="Arial1" style:font-size-asian="10pt" style:language-asian="ru" style:country-asian="RU" style:font-style-asian="normal" style:font-weight-asian="normal" style:font-name-complex="Arial1" style:font-size-complex="10pt" style:font-style-complex="normal" style:font-weight-complex="normal" style:text-emphasize="none" style:text-overline-style="none" style:text-overline-color="font-color"/>
    </style:style>
    <style:style style:name="P34" style:family="paragraph" style:parent-style-name="Table_20_Contents">
      <style:paragraph-properties fo:text-align="start" style:justify-single-word="false"/>
      <style:text-properties style:font-name="Times New Roman" fo:font-size="10pt" style:font-size-asian="10pt" style:font-size-complex="10pt"/>
    </style:style>
    <style:style style:name="P35" style:family="paragraph" style:parent-style-name="WW-_3f__3f__3f__3f__3f__3f__3f_" style:list-style-name="L2">
      <style:paragraph-properties fo:text-align="justify" style:justify-single-word="false"/>
      <style:text-properties style:font-name="Times New Roman" fo:font-size="11pt" style:font-size-asian="11pt" style:font-size-complex="11pt"/>
    </style:style>
    <style:style style:name="P36" style:family="paragraph" style:parent-style-name="WW-_3f__3f__3f__3f__3f__3f__3f_" style:list-style-name="L3">
      <style:paragraph-properties fo:text-align="justify" style:justify-single-word="false"/>
      <style:text-properties style:font-name="Times New Roman" fo:font-size="11pt" style:font-size-asian="11pt" style:font-size-complex="11pt"/>
    </style:style>
    <style:style style:name="P37" style:family="paragraph" style:parent-style-name="WW-_3f__3f__3f__3f__3f__3f__3f_" style:list-style-name="L3">
      <style:paragraph-properties fo:text-align="justify" style:justify-single-word="false" style:text-autospace="none" style:writing-mode="lr-tb"/>
      <style:text-properties style:font-name="Times New Roman" fo:font-size="11pt" fo:language="en" fo:country="US" fo:font-weight="normal" style:font-name-asian="Arial Cyr" style:font-size-asian="11pt" style:font-weight-asian="normal" style:font-name-complex="Times New Roman" style:font-size-complex="11pt" style:font-weight-complex="normal"/>
    </style:style>
    <style:style style:name="P38" style:family="paragraph" style:parent-style-name="Table_20_Contents">
      <style:paragraph-properties fo:text-align="start" style:justify-single-word="false"/>
      <style:text-properties style:font-name="Times New Roman" fo:font-size="11pt" fo:language="en" fo:country="US" style:font-size-asian="11pt" style:font-size-complex="11pt"/>
    </style:style>
    <style:style style:name="P39" style:family="paragraph" style:parent-style-name="Standard">
      <style:text-properties style:font-name="Times New Roman" fo:font-size="11pt" style:font-size-asian="11pt" style:font-size-complex="11pt"/>
    </style:style>
    <style:style style:name="P40" style:family="paragraph" style:parent-style-name="Standard" style:list-style-name="L1">
      <style:paragraph-properties fo:text-align="justify" style:justify-single-word="false"/>
      <style:text-properties style:font-name="Times New Roman" fo:font-size="11pt" style:font-size-asian="11pt" style:font-size-complex="11pt"/>
    </style:style>
    <style:style style:name="P41" style:family="paragraph" style:parent-style-name="Standard">
      <style:paragraph-properties fo:text-align="start" style:justify-single-word="false"/>
      <style:text-properties style:font-name="Times New Roman" fo:font-size="11pt" style:font-size-asian="11pt" style:font-size-complex="11pt"/>
    </style:style>
    <style:style style:name="P42" style:family="paragraph" style:parent-style-name="Standard">
      <style:text-properties style:font-name="Times New Roman" fo:font-size="11pt" fo:language="en" fo:country="US" style:font-size-asian="11pt" style:font-size-complex="11pt"/>
    </style:style>
    <style:style style:name="P43" style:family="paragraph" style:parent-style-name="Standard">
      <style:paragraph-properties fo:text-align="start" style:justify-single-word="false"/>
      <style:text-properties style:font-name="Times New Roman" fo:font-size="11pt" fo:language="en" fo:country="US" style:font-size-asian="11pt" style:font-size-complex="11pt"/>
    </style:style>
    <style:style style:name="P44" style:family="paragraph" style:parent-style-name="Standard">
      <style:paragraph-properties fo:text-align="center" style:justify-single-word="false"/>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45" style:family="paragraph" style:parent-style-name="Standard">
      <style:text-properties style:text-outline="false" style:text-line-through-style="none" style:font-name="Times New Roman" fo:font-size="11pt" fo:language="ru" fo:country="RU"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46" style:family="paragraph" style:parent-style-name="Standard">
      <style:paragraph-properties fo:text-align="justify" style:justify-single-word="false" style:text-autospace="none" style:writing-mode="lr-tb"/>
      <style:text-properties style:font-name="Times New Roman" fo:font-size="11pt" fo:language="en" fo:country="US" style:font-size-asian="11pt" style:font-size-complex="11pt"/>
    </style:style>
    <style:style style:name="P47" style:family="paragraph" style:parent-style-name="Standard" style:list-style-name="L4">
      <style:paragraph-properties fo:text-align="justify" style:justify-single-word="false" style:text-autospace="none" style:writing-mode="lr-tb"/>
      <style:text-properties style:font-name="Times New Roman" fo:font-size="11pt" fo:language="en" fo:country="US" style:font-size-asian="11pt" style:font-size-complex="11pt"/>
    </style:style>
    <style:style style:name="T1" style:family="text">
      <style:text-properties fo:font-weight="bold" style:font-weight-asian="bold" style:font-weight-complex="bold"/>
    </style:style>
    <style:style style:name="T2" style:family="text">
      <style:text-properties style:font-name-asian="Times New Roman" style:font-name-complex="Times New Roman"/>
    </style:style>
    <style:style style:name="T3"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4" style:family="text">
      <style:text-properties style:text-outline="false" style:text-line-through-style="none" fo:language="en" fo:country="US"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5" style:family="text">
      <style:text-properties fo:color="#000000"/>
    </style:style>
    <style:style style:name="T6" style:family="text">
      <style:text-properties fo:color="#000000" style:text-outline="false" style:text-line-through-style="none" fo:language="ru" fo:country="RU"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7" style:family="text">
      <style:text-properties fo:color="#000000" style:text-outline="false" style:text-line-through-style="none" fo:language="ru" fo:country="RU" fo:font-style="normal" fo:text-shadow="none" style:text-underline-style="none" fo:font-weight="normal" style:font-name-asian="Arial Cyr" style:font-style-asian="normal" style:font-weight-asian="normal" style:font-name-complex="Times New Roman" style:font-style-complex="normal" style:font-weight-complex="normal" style:text-emphasize="none" style:text-overline-style="none" style:text-overline-color="font-color"/>
    </style:style>
    <style:style style:name="T8" style:family="text">
      <style:text-properties fo:color="#000000" style:text-outline="false" style:text-line-through-style="none" fo:language="ru" fo:country="RU" fo:font-style="normal" fo:text-shadow="none" style:text-underline-style="none" fo:font-weight="normal" fo:background-color="transparent"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9" style:family="text">
      <style:text-properties fo:color="#000000" style:text-outline="false" style:text-line-through-style="none" fo:language="ru" fo:country="RU"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0" style:family="text">
      <style:text-properties fo:color="#000000" style:text-outline="false" style:text-line-through-style="none" fo:language="ru" fo:country="RU" fo:font-style="normal" fo:text-shadow="none" style:text-underline-style="none" fo:font-weight="bold" fo:background-color="transparent" style:font-style-asian="normal" style:font-weight-asian="bold" style:font-style-complex="normal" style:font-weight-complex="bold" style:text-emphasize="none" style:text-overline-style="none" style:text-overline-color="font-color"/>
    </style:style>
    <style:style style:name="T11" style:family="text">
      <style:text-properties fo:color="#000000" style:text-outline="false" style:text-line-through-style="none" fo:language="ru" fo:country="RU" fo:text-shadow="none" style:text-underline-style="none" fo:background-color="transparent" style:font-name-asian="Times New Roman" style:text-emphasize="none" style:text-overline-style="none" style:text-overline-color="font-color"/>
    </style:style>
    <style:style style:name="T12" style:family="text">
      <style:text-properties fo:color="#000000" style:text-outline="false" style:text-line-through-style="none"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3" style:family="text">
      <style:text-properties fo:color="#000000" style:text-outline="false" style:text-line-through-style="none" fo:font-style="normal" fo:text-shadow="none" style:text-underline-style="none" fo:font-weight="bold" fo:background-color="transparent" style:font-style-asian="normal" style:font-weight-asian="bold" style:font-style-complex="normal" style:font-weight-complex="bold" style:text-emphasize="none" style:text-overline-style="none" style:text-overline-color="font-color"/>
    </style:style>
    <style:style style:name="T14"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5" style:family="text">
      <style:text-properties fo:color="#000000" style:text-outline="false" style:text-line-through-style="none" fo:font-style="normal" fo:text-shadow="none" style:text-underline-style="none" fo:font-weight="normal" style:font-name-asian="Tahoma" style:font-style-asian="normal" style:font-weight-asian="normal" style:font-name-complex="Tahoma" style:font-style-complex="normal" style:font-weight-complex="normal" style:text-emphasize="none" style:text-overline-style="none" style:text-overline-color="font-color"/>
    </style:style>
    <style:style style:name="T16" style:family="text">
      <style:text-properties fo:color="#000000" style:text-outline="false" style:text-line-through-style="none" fo:font-style="normal" fo:text-shadow="none" style:text-underline-style="none" fo:font-weight="normal" fo:background-color="transparent"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7" style:family="text">
      <style:text-properties fo:color="#000000" style:text-outline="false" style:text-line-through-style="none" fo:font-style="normal" fo:text-shadow="none" style:text-underline-style="none" fo:font-weight="normal" fo:background-color="transparent"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8" style:family="text">
      <style:text-properties fo:color="#000000" style:text-outline="false" style:text-line-through-style="none" fo:font-style="normal" fo:text-shadow="none" style:text-underline-style="none" style:font-name-asian="Times New Roman" style:font-style-asian="normal" style:font-style-complex="normal" style:text-emphasize="none" style:text-overline-style="none" style:text-overline-color="font-color"/>
    </style:style>
    <style:style style:name="T19" style:family="text">
      <style:text-properties fo:color="#000000" style:text-outline="false" style:text-line-through-style="none" fo:text-shadow="none" style:text-underline-style="none" fo:font-weight="bold" fo:background-color="transparent" style:font-name-asian="Times New Roman" style:font-weight-asian="bold" style:font-weight-complex="bold" style:text-emphasize="none" style:text-overline-style="none" style:text-overline-color="font-color"/>
    </style:style>
    <style:style style:name="T20" style:family="text">
      <style:text-properties fo:color="#000000" style:text-outline="false" style:text-line-through-style="none" fo:text-shadow="none" style:text-underline-style="none" fo:font-weight="bold" fo:background-color="transparent" style:font-name-asian="Mangal1" style:font-weight-asian="bold" style:font-name-complex="Mangal1" style:font-weight-complex="bold" style:text-emphasize="none" style:text-overline-style="none" style:text-overline-color="font-color"/>
    </style:style>
    <style:style style:name="T21" style:family="text">
      <style:text-properties fo:color="#000000" style:text-outline="false" style:text-line-through-style="none" fo:text-shadow="none" style:text-underline-style="none" fo:background-color="transparent" style:font-name-asian="Times New Roman" style:text-emphasize="none" style:text-overline-style="none" style:text-overline-color="font-color"/>
    </style:style>
    <style:style style:name="T22" style:family="text">
      <style:text-properties fo:color="#000000" style:font-name-asian="Arial Cyr" style:font-name-complex="Times New Roman"/>
    </style:style>
    <style:style style:name="T23" style:family="text">
      <style:text-properties fo:color="#000000" fo:language="ru" fo:country="RU"/>
    </style:style>
    <style:style style:name="T24" style:family="text">
      <style:text-properties fo:color="#000000" fo:language="ru" fo:country="RU" style:font-name-asian="Arial Cyr" style:font-name-complex="Times New Roman"/>
    </style:style>
    <style:style style:name="T25" style:family="text">
      <style:text-properties fo:color="#000000" fo:language="ru" fo:country="RU" fo:font-weight="bold" style:font-name-asian="Arial Cyr" style:font-weight-asian="bold" style:font-name-complex="Times New Roman" style:font-weight-complex="bold"/>
    </style:style>
    <style:style style:name="T26" style:family="text">
      <style:text-properties fo:color="#000000" fo:language="en" fo:country="US"/>
    </style:style>
    <style:style style:name="T27" style:family="text">
      <style:text-properties fo:color="#000000" fo:language="en" fo:country="US" style:font-name-asian="Arial Cyr" style:font-name-complex="Times New Roman"/>
    </style:style>
    <style:style style:name="T28" style:family="text">
      <style:text-properties fo:color="#000000" fo:language="en" fo:country="US" fo:font-weight="bold" style:font-name-asian="Arial Cyr" style:font-weight-asian="bold" style:font-name-complex="Times New Roman" style:font-weight-complex="bold"/>
    </style:style>
    <style:style style:name="T29" style:family="text">
      <style:text-properties fo:color="#000000" fo:font-weight="normal" style:font-name-asian="Arial Cyr" style:font-weight-asian="normal" style:font-name-complex="Times New Roman" style:font-weight-complex="normal"/>
    </style:style>
    <style:style style:name="T30" style:family="text">
      <style:text-properties fo:color="#000000" fo:font-weight="bold" style:font-name-asian="Arial Cyr" style:font-weight-asian="bold" style:font-name-complex="Times New Roman" style:font-weight-complex="bold"/>
    </style:style>
    <style:style style:name="T31" style:family="text">
      <style:text-properties fo:color="#000000" fo:font-weight="bold" style:font-weight-asian="bold" style:font-weight-complex="bold"/>
    </style:style>
    <style:style style:name="T32" style:family="text">
      <style:text-properties fo:color="#000000" style:font-name-asian="Times New Roman" style:font-name-complex="Times New Roman"/>
    </style:style>
    <style:style style:name="T33" style:family="text">
      <style:text-properties style:text-underline-style="none"/>
    </style:style>
    <style:style style:name="T34" style:family="text">
      <style:text-properties fo:language="en" fo:country="US"/>
    </style:style>
    <style:style style:name="T35" style:family="text">
      <style:text-properties fo:language="en" fo:country="US" style:font-name-asian="Times New Roman" style:font-name-complex="Times New Roman"/>
    </style:style>
    <style:style style:name="T36" style:family="text">
      <style:text-properties fo:language="en" fo:country="US" fo:font-weight="bold" style:font-weight-asian="bold" style:font-weight-complex="bold"/>
    </style:style>
    <style:style style:name="T37" style:family="text">
      <style:text-properties fo:language="ru" fo:country="RU"/>
    </style:style>
    <style:style style:name="T38" style:family="text">
      <style:text-properties style:use-window-font-color="true"/>
    </style:style>
    <style:style style:name="T39" style:family="text">
      <style:text-properties style:use-window-font-color="true" style:text-outline="false" fo:language="en" fo:country="US" fo:text-shadow="none" style:text-emphasize="none" style:text-overline-style="none" style:text-overline-color="font-color"/>
    </style:style>
    <style:style style:name="T40" style:family="text">
      <style:text-properties style:use-window-font-color="true" style:text-outline="false" style:text-position="0% 100%" fo:language="ru" fo:country="RU" fo:text-shadow="none" style:text-emphasize="none" style:text-overline-style="none" style:text-overline-color="font-color"/>
    </style:style>
    <style:style style:name="T41" style:family="text">
      <style:text-properties style:text-line-through-style="none" style:text-position="0% 100%" fo:language="ru" fo:country="RU" fo:font-style="normal" style:text-underline-style="none" fo:font-weight="normal" style:font-name-asian="Arial2" style:font-style-asian="normal" style:font-weight-asian="normal" style:font-name-complex="Arial2" style:font-style-complex="normal" style:font-weight-complex="normal"/>
    </style:style>
    <style:style style:name="T42" style:family="text">
      <style:text-properties style:text-position="0% 100%" fo:language="ru" fo:country="RU" style:font-name-asian="Arial2" style:font-name-complex="Arial2"/>
    </style:style>
    <text:list-style style:name="L1">
      <text:list-level-style-number text:level="1" text:style-name="Source_20_Text" style:num-suffix="." style:num-format="1">
        <style:list-level-properties text:list-level-position-and-space-mode="label-alignment">
          <style:list-level-label-alignment text:label-followed-by="nothing" fo:text-indent="1.251cm"/>
        </style:list-level-properties>
      </text:list-level-style-number>
      <text:list-level-style-number text:level="2" text:style-name="Source_20_Text"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space" fo:text-indent="1.251cm"/>
        </style:list-level-properties>
      </text:list-level-style-number>
      <text:list-level-style-number text:level="4" style:num-suffix="." style:num-format="1">
        <style:list-level-properties text:list-level-position-and-space-mode="label-alignment">
          <style:list-level-label-alignment text:label-followed-by="space" fo:text-indent="1.251cm"/>
        </style:list-level-properties>
      </text:list-level-style-number>
      <text:list-level-style-number text:level="5" style:num-suffix="." style:num-format="1">
        <style:list-level-properties text:list-level-position-and-space-mode="label-alignment">
          <style:list-level-label-alignment text:label-followed-by="space" fo:text-indent="1.251cm"/>
        </style:list-level-properties>
      </text:list-level-style-number>
      <text:list-level-style-number text:level="6" style:num-suffix="." style:num-format="1">
        <style:list-level-properties text:list-level-position-and-space-mode="label-alignment">
          <style:list-level-label-alignment text:label-followed-by="space" fo:text-indent="1.251cm"/>
        </style:list-level-properties>
      </text:list-level-style-number>
      <text:list-level-style-number text:level="7" style:num-suffix="." style:num-format="1">
        <style:list-level-properties text:list-level-position-and-space-mode="label-alignment">
          <style:list-level-label-alignment text:label-followed-by="space" fo:text-indent="1.251cm"/>
        </style:list-level-properties>
      </text:list-level-style-number>
      <text:list-level-style-number text:level="8" style:num-suffix="." style:num-format="1">
        <style:list-level-properties text:list-level-position-and-space-mode="label-alignment">
          <style:list-level-label-alignment text:label-followed-by="space" fo:text-indent="1.251cm"/>
        </style:list-level-properties>
      </text:list-level-style-number>
      <text:list-level-style-number text:level="9" style:num-suffix="." style:num-format="1">
        <style:list-level-properties text:list-level-position-and-space-mode="label-alignment">
          <style:list-level-label-alignment text:label-followed-by="space" fo:text-indent="1.251cm"/>
        </style:list-level-properties>
      </text:list-level-style-number>
      <text:list-level-style-number text:level="10" style:num-suffix="." style:num-format="1">
        <style:list-level-properties text:list-level-position-and-space-mode="label-alignment">
          <style:list-level-label-alignment text:label-followed-by="space" fo:text-indent="1.251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start-value="2"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start-value="3" text:display-levels="2">
        <style:list-level-properties text:list-level-position-and-space-mode="label-alignment">
          <style:list-level-label-alignment text:label-followed-by="listtab" text:list-tab-stop-position="1.905cm"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ДОГОВОР № $<text:span text:style-name="T34">registration_num</text:span>$</text:p>
      <text:p text:style-name="P25">найма специализированного жилого помещения</text:p>
      <text:p text:style-name="P1"/>
      <text:p text:style-name="P25">Иркутская область, город Братск, <text:span text:style-name="T1">$</text:span><text:span text:style-name="T36">registration_date</text:span><text:span text:style-name="T1">$</text:span></text:p>
      <text:p text:style-name="P24"/>
      <text:p text:style-name="P26"><text:tab/><text:span text:style-name="T23">$</text:span><text:span text:style-name="T26">committee_name</text:span><text:span text:style-name="T23">$, $</text:span><text:span text:style-name="T26">in_face_of</text:span><text:span text:style-name="T23">$</text:span>, далее - Наймодатель, с одной стороны, и гражданин (ка) </text:p>
      <text:p text:style-name="P24">$<text:span text:style-name="T34">tenant_snp</text:span>$ $<text:span text:style-name="T34">tenant_date_of_birth</text:span>$ г.р.,</text:p>
      <text:p text:style-name="P27"><text:span text:style-name="T2">далее - Наниматель, с другой стороны, </text:span><text:span text:style-name="T34">$reason_group$ </text:span><text:span text:style-name="T1">$</text:span><text:span text:style-name="T36">reasons</text:span><text:span text:style-name="T1">$</text:span>, заключили настоящий Договор о нижеследующем:</text:p>
      <text:p text:style-name="P28"/>
      <text:p text:style-name="P32"><text:span text:style-name="T32">I. </text:span><text:span text:style-name="T5">Предмет Договора </text:span></text:p>
      <text:list xml:id="list8521309739410756481" text:style-name="L1">
        <text:list-item>
          <text:list>
            <text:list-header>
              <text:p text:style-name="P40"><text:span text:style-name="T6"><text:tab/>1.1.</text:span><text:span text:style-name="T9"> </text:span><text:span text:style-name="T12">Наймодатель</text:span><text:span text:style-name="T14"> передает </text:span><text:span text:style-name="T12">Нанимателю</text:span><text:span text:style-name="T14"> и членам его семьи за плату во владение и </text:span><text:span text:style-name="T15">пользование </text:span><text:span text:style-name="T7">муниципальное</text:span><text:span text:style-name="T15"> </text:span><text:span text:style-name="T22">изолированное жилое </text:span><text:span text:style-name="T24">помещение</text:span><text:span text:style-name="T25"> — $</text:span><text:span text:style-name="T28">tenancy_premises_str</text:span><text:span text:style-name="T25">$ </text:span><text:span text:style-name="T22">(далее - жилое помещение)</text:span><text:span text:style-name="T24">, для временного проживания в нем</text:span><text:span text:style-name="T27">.</text:span></text:p>
            </text:list-header>
          </text:list>
        </text:list-item>
      </text:list>
      <text:list xml:id="list5075373670451012660" text:style-name="L2">
        <text:list-item>
          <text:list>
            <text:list-header>
              <text:p text:style-name="P35"><text:span text:style-name="T14"><text:tab/></text:span><text:span text:style-name="T29">1.2. Характеристика жилого помещения:</text:span><text:span text:style-name="T22"> </text:span><text:span text:style-name="T28">$premise_info$</text:span></text:p>
            </text:list-header>
          </text:list>
        </text:list-item>
      </text:list>
      <text:list xml:id="list5225037788988631775" text:style-name="L3">
        <text:list-item>
          <text:list>
            <text:list-header>
              <text:p text:style-name="P36"><text:span text:style-name="T14"><text:tab/></text:span><text:span text:style-name="T29">1.3. Месторасположения жилого помещения:</text:span><text:span text:style-name="T22"> </text:span></text:p>
              <text:p text:style-name="P37"><text:span text:style-name="T18"><text:tab/></text:span><text:span text:style-name="T31">Российская Федерация, Иркутская область, город Братск, </text:span><text:span text:style-name="T13">$rent_address$</text:span></text:p>
            </text:list-header>
          </text:list>
        </text:list-item>
      </text:list>
      <text:p text:style-name="P1"><text:span text:style-name="T3"><text:tab/></text:span>1.4. Совместно с Нанимателем <text:s/>в жилое помещение вселяются следующие члены семьи: </text:p>
      <table:table table:name="users" table:style-name="users">
        <table:table-column table:style-name="users.A"/>
        <table:table-column table:style-name="users.B"/>
        <table:table-column table:style-name="users.C"/>
        <table:table-column table:style-name="users.D"/>
        <table:table-row>
          <table:table-cell table:style-name="users.A1" office:value-type="string">
            <text:p text:style-name="P1">№ п/п</text:p>
          </table:table-cell>
          <table:table-cell table:style-name="users.A1" office:value-type="string">
            <text:p text:style-name="P1">ФИО</text:p>
          </table:table-cell>
          <table:table-cell table:style-name="users.A1" office:value-type="string">
            <text:p text:style-name="P1">Степень родства</text:p>
          </table:table-cell>
          <table:table-cell table:style-name="users.D1" office:value-type="string">
            <text:p text:style-name="P1">Дата рождения</text:p>
          </table:table-cell>
        </table:table-row>
        <table:table-row>
          <table:table-cell table:style-name="users.A2" office:value-type="string">
            <text:p text:style-name="P4">$number$</text:p>
          </table:table-cell>
          <table:table-cell table:style-name="users.A2" office:value-type="string">
            <text:p text:style-name="P4">$person_snp$</text:p>
          </table:table-cell>
          <table:table-cell table:style-name="users.A2" office:value-type="string">
            <text:p text:style-name="P43">$person_kinship$</text:p>
          </table:table-cell>
          <table:table-cell table:style-name="users.D2" office:value-type="string">
            <text:p text:style-name="P4">$date_of_birth$</text:p>
          </table:table-cell>
        </table:table-row>
      </table:table>
      <text:list xml:id="list7605987056540761175" text:style-name="L4">
        <text:list-item>
          <text:list>
            <text:list-item>
              <text:p text:style-name="P47"><text:span text:style-name="T16">Срок найма жилого помещения устанавливается </text:span><text:span text:style-name="T17">$rent_period$</text:span></text:p>
            </text:list-item>
          </text:list>
        </text:list-item>
      </text:list>
      <text:p text:style-name="P46"><text:span text:style-name="T17"/></text:p>
      <text:p text:style-name="P10">II. Права и обязанности Нанимателя и членов его семьи</text:p>
      <text:p text:style-name="P14"><text:tab/>2.1. Наниматель имеет право:</text:p>
      <text:p text:style-name="P29"><text:tab/>1) на использование жилого помещения для проживания, в том числе с членами семьи;</text:p>
      <text:p text:style-name="P29"><text:tab/>2) на пользование общим имуществом в многоквартирном доме;</text:p>
      <text:p text:style-name="P29"><text:tab/>3) на неприкосновенность жилища и недопустимость произвольного лишения жилого помещения. Никто не вправе проникать в жилое помещение без согласия проживающих в нем на законных основаниях граждан иначе как в порядке и случаях, предусмотренных федеральным <text:s/>законом, или на основании судебного решения. Проживающие в служебном жилом помещении на законных основаниях граждане не могут быть выселены из этого помещения или ограничены в праве пользования иначе как в порядке и по основаниям, которые предусмотрены Жилищным кодексом <text:s/>Российской <text:s/>Федерации и другими федеральными законами;</text:p>
      <text:p text:style-name="P29"><text:tab/>4) на расторжение в любое время настоящего Договора;</text:p>
      <text:p text:style-name="P15"><text:span text:style-name="T34"><text:tab/>5) на сохранение права пользования жилым помещением при переходе права собственности на это помещение, а также на право хозяйственного ведения или оперативного управления в случае, если новый собственник жилого помещения или юридическое лицо, которому передано такое жилое помещение, является стороной трудового договора с </text:span><text:span text:style-name="T37">р</text:span>аботником-Нанимателем;</text:p>
      <text:p text:style-name="P16"><text:tab/>6) на получение субсидий на оплату жилого помещения и коммунальных услуг в порядке и на <text:s/>условиях, установленных статьей 159 Жилищного кодекса Российской Федерации.</text:p>
      <text:p text:style-name="P30"><text:tab/>Наниматель может иметь иные права, предусмотренные законодательством .</text:p>
      <text:p text:style-name="P30"><text:tab/>2.2. Наниматель обязан:</text:p>
      <text:p text:style-name="P30"><text:tab/>1) использовать жилое помещение по назначению и в пределах, установленных Жилищным кодексом Российской Федерации;</text:p>
      <text:p text:style-name="P30"><text:tab/>2) соблюдать правила пользования жилым помещением;</text:p>
      <text:p text:style-name="P30"><text:tab/>3) обеспечивать сохранность жилого помещения;</text:p>
      <text:p text:style-name="P30"><text:tab/>4) поддерживать в надлежащем состоянии жилое помещение. Самовольное переустройство или перепланировка жилого помещения не допускается;</text:p>
      <text:p text:style-name="P30"><text:tab/>5) проводить текущий ремонт жилого помещения;</text:p>
      <text:p text:style-name="P30"><text:tab/>6) самостоятельно вносить коммунальные платежи и своевременно вносить плату за жилое помещение и коммунальные услуги (обязательные <text:s/>платежи). Обязанность вносить плату за жилое помещение и коммунальные услуги возникает с момента заключения настоящего Договора. Несвоевременное внесение платы за жилое помещение и коммунальные услуги влечет взимание пеней в порядке и размере, которые установлены статьей 155 <text:s/>Жилищного кодекса Российской Федерации;</text:p>
      <text:p text:style-name="P30"><text:soft-page-break/><text:tab/>7) переселяться на время капитального ремонта жилого дома с членами семьи в другое жилое <text:s/>помещение, предоставленное Наймодателем (когда ремонт не может быть произведен без выселения). <text:s text:c="4"/>В случае отказа Нанимателя и членов его семьи от переселения в это жилое помещение Наймодатель может потребовать переселения в судебном порядке;</text:p>
      <text:p text:style-name="P30"><text:tab/>8) допускать в жилое помещение в заранее согласованное время представителя Наймодателя для осмотра технического состояния жилого помещения, санитарно-технического и иного оборудования, находящегося в нем, а также для выполнения необходимых работ;</text:p>
      <text:p text:style-name="P30"><text:tab/>9) при обнаружении неисправностей жилого помещения или санитарно-технического и иного <text:s/>оборудования, находящегося в нем, немедленно принимать возможные меры к их устранению и в <text:s text:c="2"/>случае необходимости сообщать о них Наймодателю или в соответствующую эксплуатирующую либо управляющую организацию;</text:p>
      <text:p text:style-name="P30"><text:tab/>10) осуществлять пользование жилым помещением с учетом соблюдения прав и законных интересов соседей, требований пожарной безопасности, санитарно-гигиенических, экологических и иных требований законодательства; </text:p>
      <text:p text:style-name="P30"><text:tab/>11) при освобождении жилого помещения сдать его в течение 3 дней Наймодателю в надлежащем состоянии, оплатить стоимость не произведенного Нанимателем и входящего в его обязанности текущего ремонта жилого помещения, а также погасить задолженность по оплате жилого помещения и коммунальных услуг;</text:p>
      <text:p text:style-name="P12"><text:tab/>12) при расторжении или прекращении настоящего Договора освободить жилое помещение. В случае отказа освободить жилое помещение Наниматель и члены его семьи подлежат выселению в судебном порядке.</text:p>
      <text:p text:style-name="P26"><text:tab/>Наниматель несет иные обязанности, предусмотренные<text:span text:style-name="T38"> законодательством .</text:span></text:p>
      <text:p text:style-name="P26"><text:tab/>2.3. Временное отсутствие Нанимателя и членов его семьи не влечет изменение их прав и обязанностей по настоящему Договору.</text:p>
      <text:p text:style-name="P26"><text:tab/>2.4. Наниматель не вправе осуществлять обмен жилого помещения, а также передавать его в поднаем.</text:p>
      <text:p text:style-name="P12"><text:tab/>2.5. Члены семьи Нанимателя имеют право пользования жилым помещением наравне с <text:span text:style-name="T37">Нанимателем и имеют равные права и обязанности по настоящему Договору.</text:span></text:p>
      <text:p text:style-name="P26"><text:tab/>2.6. Члены семьи Нанимателя обязаны использовать жилое помещение по назначению и обеспечивать его сохранность.</text:p>
      <text:p text:style-name="P26"><text:tab/>2.7. Дееспособные члены семьи Нанимателя несут солидарную с Нанимателем ответственность по обязательствам, вытекающим из пользования жилым помещением, если иное не установлено соглашением между нанимателем и членами его семьи. В случае прекращения семейных отношений с Нанимателем право пользования жилым помещением за бывшими членами семьи не сохраняется, если иное не установлено соглашением между Нанимателем и бывшими членами его семьи.</text:p>
      <text:p text:style-name="P4"/>
      <text:p text:style-name="P10">III. Права и обязанности Наймодателя</text:p>
      <text:p text:style-name="P16"><text:tab/>3.1. Наймодатель имеет право:</text:p>
      <text:p text:style-name="P30"><text:tab/>1) требовать своевременного внесения платы за жилое помещение и коммунальные услуги;</text:p>
      <text:p text:style-name="P30"><text:tab/>2) требовать расторжения настоящего Договора в случаях <text:s/>нарушения Нанимателем жилищного законодательства и условий настоящего Договора;</text:p>
      <text:p text:style-name="P30"><text:tab/>3) принимать решение о приватизации жилого помещения. </text:p>
      <text:p text:style-name="P30"><text:tab/>Наймодатель может иметь иные права, предусмотренные законодательством.</text:p>
      <text:p text:style-name="P30"><text:tab/>3.2. Наймодатель обязан:</text:p>
      <text:p text:style-name="P30"><text:tab/>1) передать Нанимателю свободное от прав иных лиц <text:s/>и <text:s/>пригодное <text:s/>для проживания жилое помещение в состоянии, отвечающем требованиям пожарной безопасности, санитарно-гигиеническим, экологическим и иным требованиям; </text:p>
      <text:p text:style-name="P30"><text:tab/>2) принимать участие в надлежащем содержании и ремонте общего имущества в многоквартирном доме, в котором находится жилое помещение;</text:p>
      <text:p text:style-name="P30"><text:tab/>3) осуществлять капитальный ремонт жилого помещения;</text:p>
      <text:p text:style-name="P30"><text:tab/>4) предоставить Нанимателю и членам его семьи на время <text:s/>проведения капитального ремонта или реконструкции жилого дома (когда ремонт или реконструкция не могут быть произведены без выселения Нанимателя) жилое помещение маневренного фонда (из расчета не менее 6 кв. метров <text:s/>жилой площади на 1 человека) без расторжения настоящего Договора. Переселение Нанимателя и членов его семьи в жилое помещение маневренного фонда и обратно (по окончании капитального <text:s text:c="2"/>ремонта или реконструкции) осуществляется за счет средств Наймодателя;</text:p>
      <text:p text:style-name="P30"><text:soft-page-break/><text:tab/>5) информировать Нанимателя о проведении капитального ремонта или реконструкции дома не позднее чем за 30 дней до начала работ;</text:p>
      <text:p text:style-name="P30"><text:tab/>6) принимать участие в своевременной подготовке жилого дома, санитарно-технического и иного оборудования, находящегося в нем, к эксплуатации в зимних условиях;</text:p>
      <text:p text:style-name="P30"><text:tab/>7) обеспечивать предоставление Нанимателю коммунальных услуг;</text:p>
      <text:p text:style-name="P30"><text:tab/>8) принять в установленные настоящим Договором сроки жилое помещение у Нанимателя <text:s/>с <text:s/>соблюдением условий, предусмотренных подпунктом 11 настоящего Договора;</text:p>
      <text:p text:style-name="P30"><text:tab/>9) соблюдать при переустройстве и перепланировке жилого помещения требования, установленные Жилищным кодексом Российской Федерации;</text:p>
      <text:p text:style-name="P30"><text:tab/>10) предоставлять другие жилые помещения в связи с расторжением настоящего Договора гражданам, имеющим право на предоставление другого жилого помещения в соответствии со <text:s/>статьей 103 Жилищного кодекса Российской Федерации.</text:p>
      <text:p text:style-name="P30"><text:tab/>Наймодатель несет иные обязанности, предусмотренные законодательством.</text:p>
      <text:p text:style-name="P4"/>
      <text:p text:style-name="P10">IV. Расторжение и прекращение Договора</text:p>
      <text:p text:style-name="P14"><text:tab/>4.1. Наниматель в любое время может расторгнуть настоящий Договор.</text:p>
      <text:p text:style-name="P29"><text:tab/>4.2. Настоящий Договор может быть расторгнут в любое время по соглашению сторон.</text:p>
      <text:p text:style-name="P29"><text:tab/>4.3. Расторжение настоящего Договора по требованию Наймодателя допускается в судебном порядке в случае:</text:p>
      <text:p text:style-name="P29"><text:tab/>1) невнесения Нанимателем платы за жилое помещение и (или) коммунальные услуги в течение более 6 месяцев;</text:p>
      <text:p text:style-name="P29"><text:tab/>2) разрушения или повреждения жилого помещения Нанимателем или членами его семьи;</text:p>
      <text:p text:style-name="P29"><text:tab/>3) систематического нарушения прав и законных интересов соседей;</text:p>
      <text:p text:style-name="P29"><text:tab/>4) использования жилого помещения не по назначению.</text:p>
      <text:p text:style-name="P29"><text:tab/>4.4. Настоящий Договор прекращается в связи:</text:p>
      <text:p text:style-name="P29"><text:tab/>1) с утратой (разрушением) жилого помещения;</text:p>
      <text:p text:style-name="P29"><text:tab/>2) со смертью Нанимателя;</text:p>
      <text:p text:style-name="P29"><text:tab/>3) с истечением срока трудового договора;</text:p>
      <text:p text:style-name="P29"><text:tab/>4) с окончанием срока службы;</text:p>
      <text:p text:style-name="P29"><text:tab/>5) с истечением срока пребывания на государственной должности Российской Федерации, государственной должности субъекта Российской Федерации, муниципальной службе или на выборной должности.</text:p>
      <text:p text:style-name="P2"><text:tab/>4.5. <text:span text:style-name="T41">В случае расторжения или прекращения настоящего Договора в связи с истечением срока трудового договора, окончания срока службы, истечением срока пребывания на государственной, муниципальной или выборной должности Наниматель и члены его семьи должны освободить жилое помещение. В случае отказа освободить жилое помещение граждане подлежат выселению без предоставления другого жилого помещения, за исключением случаев, предусмотренных Жилищным кодексом Российской Федерации.</text:span></text:p>
      <text:p text:style-name="P19"/>
      <text:p text:style-name="P4"/>
      <text:p text:style-name="P10">V. Внесение платы по Договору</text:p>
      <text:p text:style-name="P17"><text:span text:style-name="T2"><text:tab/>5.1.</text:span> <text:span text:style-name="T37">Наниматель вносит плату:</text:span></text:p>
      <text:p text:style-name="P20"><text:tab/>1) за пользование жилым помещением (плата за наем) на расчетный счет Наймодателя в размере, установленном решением органом местного самоуправления в соответствии с Жилищным кодексом Российской Федерации;</text:p>
      <text:p text:style-name="P20"><text:tab/>2) за содержание и ремонт жилого помещения лицам, осуществляющим соответствующий вид деятельности, в размере установленном решением органом местного самоуправления в соответствии с Жилищным кодексом Российской Федерации;</text:p>
      <text:p text:style-name="P20"><text:tab/>3) за коммунальные услуги лицам, осуществляющим соответствующий вид деятельности, в соответствии с тарифами, установленными в соответствии законодательством Российской Федерации.</text:p>
      <text:p text:style-name="P22"><text:span text:style-name="T39"><text:tab/>5.2. </text:span><text:span text:style-name="T42">Плата за жилое помещение и коммунальные услуги вносится ежемесячно до десятого числа месяца, следующего за истекшим месяцем, если иной срок не установлен договором управления многоквартирным домом либо решением общего собрания членов товарищества собственников жилья, жилищного кооператива или иного специализированного потребительского кооператива, созданного в целях удовлетворения потребностей граждан в жилье в соответствии с федеральным законом о таком кооперативе.</text:span></text:p>
      <text:p text:style-name="P23"><text:tab/>5.3. Плата за жилое помещение и коммунальные услуги вносится Нанимателем на основании <text:soft-page-break/>платежных документов.</text:p>
      <text:p text:style-name="P22"><text:span text:style-name="T42"><text:tab/>5.4. Наймодатель вправе в одностороннем порядке изменить размер платы </text:span><text:span text:style-name="T40">за пользование жилым помещением (плата за наем) и за содержание и ремонт жилого помещения в случае внесения изменения в решение органа местного самоуправления, устанавливающего размер платы за жилое помещение.</text:span></text:p>
      <text:p text:style-name="P5"/>
      <text:p text:style-name="P10">VI. Иные условия</text:p>
      <text:p text:style-name="P18"><text:span text:style-name="T2"><text:tab/>6.1. Споры, которые могут возникнуть между сторонами по настоящему Договору, </text:span>разрешаются в порядке, предусмотренном законодательством. </text:p>
      <text:p text:style-name="P31"><text:span text:style-name="T2"><text:tab/>6.2. Настоящий Договор составлен в 2-х экземплярах, один из которых находится у </text:span>Наймодателя, другой - у Нанимателя.</text:p>
      <text:p text:style-name="P21"/>
      <text:p text:style-name="P10">VII. Юридические адреса и подписи сторон</text:p>
      <text:p text:style-name="P9">Наймодатель: </text:p>
      <text:p text:style-name="P12">$committee_name$, 665708, город Братск, жилой район Центральный, проспект Ленина 37</text:p>
      <text:p text:style-name="P4"/>
      <text:p text:style-name="P4"/>
      <text:p text:style-name="P1">__________________________ <text:span text:style-name="T3">$</text:span><text:span text:style-name="T4">chairman_snp</text:span><text:span text:style-name="T3">$</text:span></text:p>
      <text:p text:style-name="P11"><text:s text:c="13"/>(подпись, м.п.) </text:p>
      <text:p text:style-name="P4"/>
      <text:p text:style-name="P4"/>
      <text:p text:style-name="P9">Наниматель: </text:p>
      <table:table table:name="nanim" table:style-name="nanim">
        <table:table-column table:style-name="nanim.A" table:number-columns-repeated="3"/>
        <table:table-column table:style-name="nanim.D"/>
        <table:table-row>
          <table:table-cell table:style-name="nanim.A1" office:value-type="string">
            <text:p text:style-name="P3">ФИО</text:p>
          </table:table-cell>
          <table:table-cell table:style-name="nanim.A1" office:value-type="string">
            <text:p text:style-name="P3">Паспортные данные</text:p>
          </table:table-cell>
          <table:table-cell table:style-name="nanim.A1" office:value-type="string">
            <text:p text:style-name="P3">Адрес</text:p>
          </table:table-cell>
          <table:table-cell table:style-name="nanim.D1" office:value-type="string">
            <text:p text:style-name="P3">Подпись</text:p>
          </table:table-cell>
        </table:table-row>
        <table:table-row>
          <table:table-cell table:style-name="nanim.A2" office:value-type="string">
            <text:p text:style-name="P38">$tenant_snp$</text:p>
          </table:table-cell>
          <table:table-cell table:style-name="nanim.A2" office:value-type="string">
            <text:p text:style-name="P38">$tenant_document$</text:p>
          </table:table-cell>
          <table:table-cell table:style-name="nanim.A2" office:value-type="string">
            <text:p text:style-name="P38">$tenant_address$</text:p>
          </table:table-cell>
          <table:table-cell table:style-name="nanim.D2" office:value-type="string">
            <text:p text:style-name="P44"/>
          </table:table-cell>
        </table:table-row>
      </table:table>
      <text:p text:style-name="P4">$guardian$</text:p>
      <text:p text:style-name="P6"/>
      <text:p text:style-name="P6"/>
      <text:p text:style-name="P13">Согласовано:</text:p>
      <text:p text:style-name="P45">Юридический отдел</text:p>
      <text:p text:style-name="P13">« <text:s text:c="6"/>» _______________ 20___</text:p>
      <text:p text:style-name="P4"/>
      <text:p text:style-name="P4"/>
      <text:p text:style-name="P7"><text:span text:style-name="T33">«</text:span>Реквизиты для оплаты за найм:</text:p>
      <text:p text:style-name="P8">Банк получателя:</text:p>
      <text:p text:style-name="P8">ГРКЦ ГУ Банка России по Иркутской области г.Иркутск<text:tab/></text:p>
      <text:p text:style-name="P8">БИК 042520001</text:p>
      <text:p text:style-name="P8">Получатель: УФК по Иркутской области (КУМИ г. Братска)<text:tab/></text:p>
      <text:p text:style-name="P8">Сч.№ 40101810900000010001</text:p>
      <text:p text:style-name="P8">ИНН <text:s text:c="2"/>3803201800 КПП <text:s text:c="2"/>380401001</text:p>
      <text:p text:style-name="P8">КБК 90111109044041000120</text:p>
      <text:p text:style-name="P33">ОКТМО 25714000</text:p>
      <text:p text:style-name="P33">Назначение платежа: Оплата за найм (за месяц, го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Mangal2" svg:font-family="Mangal"/>
    <style:font-face style:name="Arial Cyr" svg:font-family="'Arial Cyr'" style:font-family-generic="swiss"/>
    <style:font-face style:name="MS Sans Serif" svg:font-family="'MS Sans Serif'"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2"/>
    </style:style>
    <style:style style:name="Table_20_Contents" style:display-name="Table Contents" style:family="paragraph" style:parent-style-name="Standard" style:class="extra">
      <style:paragraph-properties text:number-lines="false" text:line-number="0"/>
    </style:style>
    <style:style style:name="WW-_3f__3f__3f__3f__3f__3f__3f_" style:display-name="WW-???????" style:family="paragraph">
      <style:paragraph-properties fo:hyphenation-ladder-count="no-limit"/>
      <style:text-properties style:use-window-font-color="true" style:font-name="MS Sans Serif" fo:font-size="12pt" fo:language="ru" fo:country="RU" style:letter-kerning="true" style:font-name-asian="MS Sans Serif" style:font-size-asian="12pt" style:language-asian="zh" style:country-asian="CN" style:font-name-complex="MS Sans Serif" fo:hyphenate="false" fo:hyphenation-remain-char-count="2" fo:hyphenation-push-char-count="2"/>
    </style:style>
    <style:style style:name="Iau_3f_iue72" style:display-name="Iau?iue72" style:family="paragraph">
      <style:paragraph-properties fo:orphans="2" fo:widows="2" fo:hyphenation-ladder-count="no-limit"/>
      <style:text-properties style:use-window-font-color="true" style:font-name="Times New Roman" fo:font-size="10pt" fo:language="en" fo:country="US" style:font-name-asian="Arial1" style:font-size-asian="10pt" style:language-asian="zh" style:country-asian="CN" style:font-name-complex="Times New Roman" style:font-size-complex="10pt" style:language-complex="ar" style:country-complex="SA" fo:hyphenate="false" fo:hyphenation-remain-char-count="2" fo:hyphenation-push-char-count="2"/>
    </style:style>
    <style:style style:name="Numbering_20_Symbols" style:display-name="Numbering Symbols" style:family="text"/>
    <style:style style:name="Source_20_Text" style:display-name="Source Text" style:family="text">
      <style:text-properties style:font-name="Times New Roman"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Righ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1T13:59:41.84</meta:creation-date>
    <meta:editing-duration>PT2M58S</meta:editing-duration>
    <meta:editing-cycles>2</meta:editing-cycles>
    <meta:generator>OpenOffice.org/3.4.1$Win32 OpenOffice.org_project/341m1$Build-9593</meta:generator>
    <meta:document-statistic meta:table-count="2" meta:image-count="0" meta:object-count="0" meta:page-count="4" meta:paragraph-count="120" meta:word-count="1524" meta:character-count="12093"/>
    <dc:date>2014-10-31T14:36:56.69</dc:date>
  </office:meta>
</office:document-meta>
</file>